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ac8" officeooo:paragraph-rsid="00111ac8"/>
    </style:style>
    <style:style style:name="P2" style:family="paragraph" style:parent-style-name="Standard">
      <style:text-properties officeooo:rsid="00131302" officeooo:paragraph-rsid="00131302"/>
    </style:style>
    <style:style style:name="P3" style:family="paragraph" style:parent-style-name="Standard">
      <style:text-properties officeooo:rsid="00111ac8" officeooo:paragraph-rsid="00111ac8"/>
    </style:style>
    <style:style style:name="P4" style:family="paragraph" style:parent-style-name="Standard">
      <style:text-properties officeooo:rsid="00131302" officeooo:paragraph-rsid="00131302"/>
    </style:style>
    <style:style style:name="P5" style:family="paragraph" style:parent-style-name="Standard">
      <style:text-properties officeooo:rsid="00143acb" officeooo:paragraph-rsid="00143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itution du dataset</text:p>
      <text:p text:style-name="P1"/>
      <text:p text:style-name="P1">tests avec BeautifulSoup, Selenium</text:p>
      <text:p text:style-name="P1">trouvé un repo Github en beta qui permet de constituer son dataset en CLI</text:p>
      <text:p text:style-name="P1">split train/test 75%</text:p>
      <text:p text:style-name="P1"/>
      <text:p text:style-name="P2">Constitution de la librairie</text:p>
      <text:p text:style-name="P2"/>
      <text:p text:style-name="P2">choix de python parce que c’est plus simple à dev, bien consciente que ça n’est pas le choix plus performant</text:p>
      <text:p text:style-name="P2"/>
      <text:p text:style-name="P2">classe MLP comme dans les examples, modifié pour que ce soit OOP</text:p>
      <text:p text:style-name="P2"/>
      <text:p text:style-name="P5">cas de test</text:p>
      <text:p text:style-name="P2"/>
      <text:p text:style-name="P2">Tests des paramètres</text:p>
      <text:p text:style-name="P2"/>
      <text:p text:style-name="P2">overfitting/underfitting</text:p>
      <text:p text:style-name="P2"/>
      <text:p text:style-name="P2">Comparaison avec Tenserflow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4:45:36.459206245</meta:creation-date>
    <meta:generator>LibreOffice/6.4.7.2$Linux_X86_64 LibreOffice_project/40$Build-2</meta:generator>
    <dc:date>2022-09-05T19:43:11.135844219</dc:date>
    <meta:editing-duration>PT2H17M59S</meta:editing-duration>
    <meta:editing-cycles>3</meta:editing-cycles>
    <meta:document-statistic meta:table-count="0" meta:image-count="0" meta:object-count="0" meta:page-count="1" meta:paragraph-count="11" meta:word-count="70" meta:character-count="432" meta:non-whitespace-character-count="373"/>
  </office:meta>
</office:document-meta>
</file>